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a647" officeooo:paragraph-rsid="000ba6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ategias:</text:p>
      <text:p text:style-name="P1">1. Breakout de un rango</text:p>
      <text:p text:style-name="P1">2. Pullback de una tendencia</text:p>
      <text:p text:style-name="P1">3. IntraRango</text:p>
      <text:p text:style-name="P1">4. Perrito U</text:p>
      <text:p text:style-name="P1">5. Descuelgu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5:20:54.143322500</meta:creation-date>
    <dc:date>2025-11-11T15:22:34.210353500</dc:date>
    <meta:editing-duration>PT1M40S</meta:editing-duration>
    <meta:editing-cycles>1</meta:editing-cycles>
    <meta:document-statistic meta:table-count="0" meta:image-count="0" meta:object-count="0" meta:page-count="1" meta:paragraph-count="6" meta:word-count="18" meta:character-count="101" meta:non-whitespace-character-count="89"/>
    <meta:generator>LibreOffice/25.2.6.2$Windows_X86_64 LibreOffice_project/729c5bfe710f5eb71ed3bbde9e06a6065e9c6c5d</meta:generator>
  </office:meta>
</office:document-meta>
</file>